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66.99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58.81mm"/>
    </style:style>
    <style:style style:name="co23" style:family="table-column">
      <style:table-column-properties fo:break-before="auto" style:column-width="56.36mm"/>
    </style:style>
    <style:style style:name="co24" style:family="table-column">
      <style:table-column-properties fo:break-before="auto" style:column-width="51.19mm"/>
    </style:style>
    <style:style style:name="co2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4"/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2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local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6:.I6])" office:value-type="float" office:value="1228" calcext:value-type="float">
            <text:p>1228</text:p>
          </table:table-cell>
          <table:table-cell table:formula="of:=MEDIAN([.E6:.I6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shapes>
          <draw:frame draw:z-index="0" draw:style-name="gr1" draw:text-style-name="P1" svg:width="159.99mm" svg:height="89.99mm" svg:x="39.24mm" svg:y="140.98mm">
            <draw:object draw:notify-on-update-of-ranges="mongodb.B2:mongodb.B7 mongodb.J2:mongodb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ce18"/>
        <table:table-column table:style-name="co13" table:default-cell-style-name="ce18"/>
        <table:table-column table:style-name="co1" table:number-columns-repeated="7" table:default-cell-style-name="ce18"/>
        <table:table-column table:style-name="co14" table:number-columns-repeated="2" table:default-cell-style-name="ce18"/>
        <table:table-column table:style-name="co1" table:number-columns-repeated="1013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 (arrondi)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différenc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6" office:value-type="float" office:value="1028343572" calcext:value-type="float">
            <text:p>1.03E+09</text:p>
          </table:table-cell>
          <table:table-cell table:style-name="ce7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formula="of:=ROUND([.I2];2)" office:value-type="float" office:value="746.25" calcext:value-type="float">
            <text:p>746.25</text:p>
          </table:table-cell>
          <table:table-cell table:formula="of:=[.J2]/60" office:value-type="float" office:value="12.4375" calcext:value-type="float">
            <text:p>12.4375</text:p>
          </table:table-cell>
          <table:table-cell table:number-columns-repeated="2"/>
          <table:table-cell table:formula="of:=STDEV([.D2:.H2])" office:value-type="float" office:value="3.52760631306841" calcext:value-type="float">
            <text:p>3.52760631306841</text:p>
          </table:table-cell>
          <table:table-cell table:formula="of:=VAR([.D2:.H2])" office:value-type="float" office:value="12.4440063000001" calcext:value-type="float">
            <text:p>12.4440063000001</text:p>
          </table:table-cell>
          <table:table-cell table:style-name="ce6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table:style-name="ce6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D3:.H3])" office:value-type="float" office:value="1519.325" calcext:value-type="float">
            <text:p>1519.325</text:p>
          </table:table-cell>
          <table:table-cell table:formula="of:=ROUND([.I3];2)" office:value-type="float" office:value="1519.33" calcext:value-type="float">
            <text:p>1519.33</text:p>
          </table:table-cell>
          <table:table-cell table:formula="of:=[.J3]/60" office:value-type="float" office:value="25.3221666666667" calcext:value-type="float">
            <text:p>25.3221666666667</text:p>
          </table:table-cell>
          <table:table-cell table:formula="of:=[.J3] - [.J2]" office:value-type="float" office:value="773.08" calcext:value-type="float">
            <text:p>773.08</text:p>
          </table:table-cell>
          <table:table-cell table:formula="of:=[.J3]/[.J2]" office:value-type="float" office:value="2.03595309882747" calcext:value-type="float">
            <text:p>2.03595309882747</text:p>
          </table:table-cell>
          <table:table-cell table:formula="of:=STDEV([.D3:.H3])" office:value-type="float" office:value="23.2864711517224" calcext:value-type="float">
            <text:p>23.2864711517224</text:p>
          </table:table-cell>
          <table:table-cell table:formula="of:=VAR([.D3:.H3])" office:value-type="float" office:value="542.259738699998" calcext:value-type="float">
            <text:p>542.2597386999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style-name="ce6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9" calcext:value-type="float">
            <text:p>2277.759</text:p>
          </table:table-cell>
          <table:table-cell office:value-type="float" office:value="2266.553" calcext:value-type="float">
            <text:p>2266.553</text:p>
          </table:table-cell>
          <table:table-cell office:value-type="float" office:value="2272.922" calcext:value-type="float">
            <text:p>2272.92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2" calcext:value-type="float">
            <text:p>2272.922</text:p>
          </table:table-cell>
          <table:table-cell table:formula="of:=ROUND([.I4];2)" office:value-type="float" office:value="2272.92" calcext:value-type="float">
            <text:p>2272.92</text:p>
          </table:table-cell>
          <table:table-cell table:formula="of:=[.J4]/60" office:value-type="float" office:value="37.882" calcext:value-type="float">
            <text:p>37.882</text:p>
          </table:table-cell>
          <table:table-cell table:formula="of:=[.J4] - [.J3]" office:value-type="float" office:value="753.59" calcext:value-type="float">
            <text:p>753.59</text:p>
          </table:table-cell>
          <table:table-cell table:formula="of:=[.J4]/[.J3]" office:value-type="float" office:value="1.49600152698887" calcext:value-type="float">
            <text:p>1.49600152698887</text:p>
          </table:table-cell>
          <table:table-cell table:formula="of:=STDEV([.D4:.H4])" office:value-type="float" office:value="8.4697474401542" calcext:value-type="float">
            <text:p>8.4697474401542</text:p>
          </table:table-cell>
          <table:table-cell table:formula="of:=VAR([.D4:.H4])" office:value-type="float" office:value="71.7366216999987" calcext:value-type="float">
            <text:p>71.7366216999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style-name="ce6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5" calcext:value-type="float">
            <text:p>3056.695</text:p>
          </table:table-cell>
          <table:table-cell office:value-type="float" office:value="3075.971" calcext:value-type="float">
            <text:p>3075.971</text:p>
          </table:table-cell>
          <table:table-cell office:value-type="float" office:value="3127.809" calcext:value-type="float">
            <text:p>3127.809</text:p>
          </table:table-cell>
          <table:table-cell office:value-type="float" office:value="3046.188" calcext:value-type="float">
            <text:p>3046.188</text:p>
          </table:table-cell>
          <table:table-cell office:value-type="float" office:value="3059.59" calcext:value-type="float">
            <text:p>3059.59</text:p>
          </table:table-cell>
          <table:table-cell table:formula="of:=MEDIAN([.D5:.H5])" office:value-type="float" office:value="3059.59" calcext:value-type="float">
            <text:p>3059.59</text:p>
          </table:table-cell>
          <table:table-cell table:formula="of:=ROUND([.I5];2)" office:value-type="float" office:value="3059.59" calcext:value-type="float">
            <text:p>3059.59</text:p>
          </table:table-cell>
          <table:table-cell table:formula="of:=[.J5]/60" office:value-type="float" office:value="50.9931666666667" calcext:value-type="float">
            <text:p>50.9931666666667</text:p>
          </table:table-cell>
          <table:table-cell table:formula="of:=[.J5] - [.J4]" office:value-type="float" office:value="786.67" calcext:value-type="float">
            <text:p>786.67</text:p>
          </table:table-cell>
          <table:table-cell table:formula="of:=[.J5]/[.J4]" office:value-type="float" office:value="1.34610545025782" calcext:value-type="float">
            <text:p>1.34610545025782</text:p>
          </table:table-cell>
          <table:table-cell table:formula="of:=STDEV([.D5:.H5])" office:value-type="float" office:value="32.3152587379399" calcext:value-type="float">
            <text:p>32.3152587379399</text:p>
          </table:table-cell>
          <table:table-cell table:formula="of:=VAR([.D5:.H5])" office:value-type="float" office:value="1044.2759473" calcext:value-type="float">
            <text:p>1044.27594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table:style-name="ce6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office:value-type="float" office:value="3198.833" calcext:value-type="float">
            <text:p>3198.833</text:p>
          </table:table-cell>
          <table:table-cell office:value-type="float" office:value="3229.397" calcext:value-type="float">
            <text:p>3229.397</text:p>
          </table:table-cell>
          <table:table-cell office:value-type="float" office:value="3212.365" calcext:value-type="float">
            <text:p>3212.365</text:p>
          </table:table-cell>
          <table:table-cell office:value-type="float" office:value="3300.387" calcext:value-type="float">
            <text:p>3300.387</text:p>
          </table:table-cell>
          <table:table-cell table:formula="of:=MEDIAN([.D6:.H6])" office:value-type="float" office:value="3229.397" calcext:value-type="float">
            <text:p>3229.397</text:p>
          </table:table-cell>
          <table:table-cell table:formula="of:=ROUND([.I6];2)" office:value-type="float" office:value="3229.4" calcext:value-type="float">
            <text:p>3229.4</text:p>
          </table:table-cell>
          <table:table-cell table:formula="of:=[.J6]/60" office:value-type="float" office:value="53.8233333333333" calcext:value-type="float">
            <text:p>53.8233333333333</text:p>
          </table:table-cell>
          <table:table-cell table:formula="of:=[.J6] - [.J5]" office:value-type="float" office:value="169.81" calcext:value-type="float">
            <text:p>169.81</text:p>
          </table:table-cell>
          <table:table-cell table:formula="of:=[.J6]/[.J5]" office:value-type="float" office:value="1.05550090044745" calcext:value-type="float">
            <text:p>1.05550090044745</text:p>
          </table:table-cell>
          <table:table-cell table:formula="of:=STDEV([.D6:.H6])" office:value-type="float" office:value="269.545393265773" calcext:value-type="float">
            <text:p>269.545393265773</text:p>
          </table:table-cell>
          <table:table-cell table:formula="of:=VAR([.D6:.H6])" office:value-type="float" office:value="72654.7190308" calcext:value-type="float">
            <text:p>72654.71903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table:style-name="ce6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4" calcext:value-type="float">
            <text:p>4696.274</text:p>
          </table:table-cell>
          <table:table-cell office:value-type="float" office:value="4684.976" calcext:value-type="float">
            <text:p>4684.976</text:p>
          </table:table-cell>
          <table:table-cell table:number-columns-repeated="2" office:value-type="float" office:value="4709.838" calcext:value-type="float">
            <text:p>4709.838</text:p>
          </table:table-cell>
          <table:table-cell office:value-type="float" office:value="4686.397" calcext:value-type="float">
            <text:p>4686.397</text:p>
          </table:table-cell>
          <table:table-cell table:formula="of:=MEDIAN([.D7:.H7])" office:value-type="float" office:value="4696.274" calcext:value-type="float">
            <text:p>4696.274</text:p>
          </table:table-cell>
          <table:table-cell table:formula="of:=ROUND([.I7];2)" office:value-type="float" office:value="4696.27" calcext:value-type="float">
            <text:p>4696.27</text:p>
          </table:table-cell>
          <table:table-cell table:formula="of:=[.J7]/60" office:value-type="float" office:value="78.2711666666667" calcext:value-type="float">
            <text:p>78.2711666666667</text:p>
          </table:table-cell>
          <table:table-cell table:formula="of:=[.J7] - [.J6]" office:value-type="float" office:value="1466.87" calcext:value-type="float">
            <text:p>1466.87</text:p>
          </table:table-cell>
          <table:table-cell table:formula="of:=[.J7]/[.J6]" office:value-type="float" office:value="1.45422369480399" calcext:value-type="float">
            <text:p>1.45422369480399</text:p>
          </table:table-cell>
          <table:table-cell table:formula="of:=STDEV([.D7:.H7])" office:value-type="float" office:value="12.1045082841063" calcext:value-type="float">
            <text:p>12.1045082841063</text:p>
          </table:table-cell>
          <table:table-cell table:formula="of:=VAR([.D7:.H7])" office:value-type="float" office:value="146.519120799999" calcext:value-type="float">
            <text:p>146.51912079999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STDEV([.L3:.L7])" office:value-type="float" office:value="459.459382405018" calcext:value-type="float">
            <text:p>459.45938240501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7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mongo" table:style-name="ta1">
        <table:table-column table:style-name="co1" table:default-cell-style-name="Default"/>
        <table:table-row table:style-name="ro1">
          <table:table-cell/>
        </table:table-row>
      </table:table>
      <table:table table:name="aws-athena" table:style-name="ta1">
        <table:shapes>
          <draw:frame draw:z-index="0" draw:style-name="gr1" draw:text-style-name="P1" svg:width="176.37mm" svg:height="104.62mm" svg:x="44.02mm" svg:y="144.97mm">
            <draw:object draw:notify-on-update-of-ranges="'aws-athena'.J3:'aws-athena'.J7 'aws-athena'.H3:'aws-athena'.H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5" table:default-cell-style-name="ce18"/>
        <table:table-column table:style-name="co16" table:default-cell-style-name="ce18"/>
        <table:table-column table:style-name="co1" table:number-columns-repeated="6" table:default-cell-style-name="ce18"/>
        <table:table-column table:style-name="co17" table:default-cell-style-name="ce18"/>
        <table:table-column table:style-name="co1" table:number-columns-repeated="1015" table:default-cell-style-name="ce18"/>
        <table:table-row table:style-name="ro2">
          <table:table-cell office:value-type="string" calcext:value-type="string">
            <text:p/>
            <text:p>Essai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table:style-name="ce30"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e (min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0"/>
          <table:table-cell table:number-columns-repeated="3"/>
          <table:table-cell table:style-name="ce25"/>
          <table:table-cell/>
          <table:table-cell office:value-type="string" calcext:value-type="string">
            <text:p>Taille 2</text:p>
          </table:table-cell>
          <table:table-cell office:value-type="string" calcext:value-type="string">
            <text:p>Taille</text:p>
          </table:table-cell>
          <table:table-cell table:number-columns-repeated="1013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table:style-name="ce30" office:value-type="float" office:value="1766.13126302" calcext:value-type="float">
            <text:p>1,766.13</text:p>
          </table:table-cell>
          <table:table-cell table:number-columns-repeated="3"/>
          <table:table-cell table:style-name="ce30" table:formula="of:=MEDIAN([.C3:.D3])" office:value-type="float" office:value="1832.22063151" calcext:value-type="float">
            <text:p>1,832.22</text:p>
          </table:table-cell>
          <table:table-cell table:formula="of:=[.H3]/60" office:value-type="float" office:value="30.5370105251667" calcext:value-type="float">
            <text:p>30.5370105251667</text:p>
          </table:table-cell>
          <table:table-cell table:style-name="ce6" office:value-type="float" office:value="1028343572" calcext:value-type="float">
            <text:p>1.03E+09</text:p>
          </table:table-cell>
          <table:table-cell table:style-name="ce7" office:value-type="float" office:value="1028343572" calcext:value-type="float">
            <text:p>1028343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table:style-name="ce30" office:value-type="float" office:value="3622.10352111" calcext:value-type="float">
            <text:p>3,622.10</text:p>
          </table:table-cell>
          <table:table-cell table:number-columns-repeated="3"/>
          <table:table-cell table:style-name="ce30" table:formula="of:=MEDIAN([.C4:.D4])" office:value-type="float" office:value="3577.879869105" calcext:value-type="float">
            <text:p>3,577.88</text:p>
          </table:table-cell>
          <table:table-cell table:formula="of:=[.H4]/60" office:value-type="float" office:value="59.63133115175" calcext:value-type="float">
            <text:p>59.63133115175</text:p>
          </table:table-cell>
          <table:table-cell table:style-name="ce6" office:value-type="float" office:value="2055167238" calcext:value-type="float">
            <text:p>2.06E+09</text:p>
          </table:table-cell>
          <table:table-cell office:value-type="float" office:value="2055167238" calcext:value-type="float">
            <text:p>2055167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 table:style-name="ce30" office:value-type="float" office:value="5415.672" calcext:value-type="float">
            <text:p>5,415.67</text:p>
          </table:table-cell>
          <table:table-cell table:number-columns-repeated="3"/>
          <table:table-cell table:style-name="ce30" table:formula="of:=MEDIAN([.C5:.D5])" office:value-type="float" office:value="5350.293474945" calcext:value-type="float">
            <text:p>5,350.29</text:p>
          </table:table-cell>
          <table:table-cell table:formula="of:=[.H5]/60" office:value-type="float" office:value="89.17155791575" calcext:value-type="float">
            <text:p>89.17155791575</text:p>
          </table:table-cell>
          <table:table-cell table:style-name="ce6" office:value-type="float" office:value="3083779157" calcext:value-type="float">
            <text:p>3.08E+09</text:p>
          </table:table-cell>
          <table:table-cell office:value-type="float" office:value="3083779157" calcext:value-type="float">
            <text:p>3083779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 table:style-name="ce30" office:value-type="float" office:value="7658.8" calcext:value-type="float">
            <text:p>7,658.80</text:p>
          </table:table-cell>
          <table:table-cell table:number-columns-repeated="3"/>
          <table:table-cell table:style-name="ce30" table:formula="of:=MEDIAN([.C6:.D6])" office:value-type="float" office:value="7443.84" calcext:value-type="float">
            <text:p>7,443.84</text:p>
          </table:table-cell>
          <table:table-cell table:formula="of:=[.H6]/60" office:value-type="float" office:value="124.064" calcext:value-type="float">
            <text:p>124.064</text:p>
          </table:table-cell>
          <table:table-cell table:style-name="ce6" office:value-type="float" office:value="4113776434" calcext:value-type="float">
            <text:p>4.11E+09</text:p>
          </table:table-cell>
          <table:table-cell office:value-type="float" office:value="4113776434" calcext:value-type="float">
            <text:p>4113776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 office:value-type="float" office:value="8984.873281" calcext:value-type="float">
            <text:p>8984.873281</text:p>
          </table:table-cell>
          <table:table-cell table:style-name="ce30" office:value-type="float" office:value="9245.555" calcext:value-type="float">
            <text:p>9,245.56</text:p>
          </table:table-cell>
          <table:table-cell table:number-columns-repeated="3"/>
          <table:table-cell table:style-name="ce30" table:formula="of:=MEDIAN([.C7:.D7])" office:value-type="float" office:value="9115.2141405" calcext:value-type="float">
            <text:p>9,115.21</text:p>
          </table:table-cell>
          <table:table-cell table:formula="of:=[.H7]/60" office:value-type="float" office:value="151.920235675" calcext:value-type="float">
            <text:p>151.920235675</text:p>
          </table:table-cell>
          <table:table-cell table:style-name="ce6" office:value-type="float" office:value="5143831662" calcext:value-type="float">
            <text:p>5.14E+09</text:p>
          </table:table-cell>
          <table:table-cell office:value-type="float" office:value="5143831662" calcext:value-type="float">
            <text:p>5143831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/>
          <table:table-cell table:style-name="ce30"/>
          <table:table-cell table:number-columns-repeated="5"/>
          <table:table-cell table:style-name="ce6" office:value-type="float" office:value="6176159820" calcext:value-type="float">
            <text:p>6.18E+09</text:p>
          </table:table-cell>
          <table:table-cell office:value-type="float" office:value="6176159820" calcext:value-type="float">
            <text:p>61761598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3/02/2018 (3460005)</text:p>
          </table:table-cell>
          <table:table-cell table:number-columns-repeated="2"/>
          <table:table-cell table:style-name="ce30"/>
          <table:table-cell table:number-columns-repeated="1020"/>
        </table:table-row>
        <table:table-row table:style-name="ro1">
          <table:table-cell office:value-type="string" calcext:value-type="string">
            <text:p>07/02/2018 – 14/02/2018</text:p>
          </table:table-cell>
          <table:table-cell table:number-columns-repeated="2"/>
          <table:table-cell table:style-name="ce30"/>
          <table:table-cell table:number-columns-repeated="1020"/>
        </table:table-row>
        <table:table-row table:style-name="ro1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Default"/>
        <table:table-column table:style-name="co19" table:default-cell-style-name="ce18"/>
        <table:table-column table:style-name="co20" table:default-cell-style-name="ce18"/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table table:name="athena-time-toget-results" table:style-name="ta1">
        <table:shapes>
          <draw:frame draw:z-index="0" draw:style-name="gr1" draw:text-style-name="P1" svg:width="159.99mm" svg:height="89.99mm" svg:x="50.74mm" svg:y="163.82mm">
            <draw:object draw:notify-on-update-of-ranges="'athena-time-toget-results'.B16:'athena-time-toget-results'.B21 'athena-time-toget-results'.A16:'athena-time-toget-result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ailles des données consultées </text:p>
          </table:table-cell>
          <table:table-cell/>
          <table:table-cell office:value-type="string" calcext:value-type="string">
            <text:p>nombre de traceroutes consultés</text:p>
          </table:table-cell>
          <table:table-cell office:value-type="string" calcext:value-type="string">
            <text:p>nombre de traceroutes obtenus</text:p>
          </table:table-cell>
          <table:table-cell office:value-type="string" calcext:value-type="string">
            <text:p>temps effectué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 jour</text:p>
          </table:table-cell>
          <table:table-cell/>
          <table:table-cell office:value-type="float" office:value="499999" calcext:value-type="float">
            <text:p>499999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 jours</text:p>
          </table:table-cell>
          <table:table-cell/>
          <table:table-cell office:value-type="float" office:value="499990" calcext:value-type="float">
            <text:p>499990</text:p>
          </table:table-cell>
          <table:table-cell office:value-type="float" office:value="3000" calcext:value-type="float">
            <text:p>3000</text:p>
          </table:table-cell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 jou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 jou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 jours</text:p>
          </table:table-cell>
          <table:table-cell table:number-columns-repeated="24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style-name="ce18" office:value-type="string" calcext:value-type="string">
            <text:p>Temps d'exécution</text:p>
          </table:table-cell>
          <table:table-cell table:style-name="ce18" office:value-type="string" calcext:value-type="string">
            <text:p>Données analysées </text:p>
          </table:table-cell>
          <table:table-cell table:style-name="ce18" office:value-type="string" calcext:value-type="string">
            <text:p>Nombre de traceroutes concernés</text:p>
          </table:table-cell>
          <table:table-cell table:style-name="ce18" table:number-columns-repeated="2"/>
          <table:table-cell table:style-name="ce18" office:value-type="string" calcext:value-type="string">
            <text:p>"timestamp" &gt;= 1517961600 and "timestamp"&lt; 1517965200 and ((year = '2018' and month = '2' and day = '7' and ( msm = '5004' ))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29.38" calcext:value-type="float">
            <text:p>29.38</text:p>
          </table:table-cell>
          <table:table-cell table:style-name="ce18" office:value-type="float" office:value="96.81" calcext:value-type="float">
            <text:p>96.81</text:p>
          </table:table-cell>
          <table:table-cell table:style-name="ce18" office:value-type="float" office:value="20567" calcext:value-type="float">
            <text:p>20567</text:p>
          </table:table-cell>
          <table:table-cell table:style-name="ce18" table:formula="of:= [.A16]+1" office:value-type="float" office:value="30.38" calcext:value-type="float">
            <text:p>30.38</text:p>
          </table:table-cell>
          <table:table-cell table:style-name="ce18"/>
          <table:table-cell table:style-name="ce18" office:value-type="string" calcext:value-type="string">
            <text:p>Day = '7'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15" calcext:value-type="float">
            <text:p>31.15</text:p>
          </table:table-cell>
          <table:table-cell table:style-name="ce18" office:value-type="float" office:value="203.2" calcext:value-type="float">
            <text:p>203.2</text:p>
          </table:table-cell>
          <table:table-cell table:style-name="ce18" table:number-columns-repeated="3"/>
          <table:table-cell table:style-name="ce18" office:value-type="string" calcext:value-type="string">
            <text:p>day = '7' or day = '8'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43" calcext:value-type="float">
            <text:p>31.43</text:p>
          </table:table-cell>
          <table:table-cell table:style-name="ce18" office:value-type="float" office:value="309.78" calcext:value-type="float">
            <text:p>309.78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29.88" calcext:value-type="float">
            <text:p>29.88</text:p>
          </table:table-cell>
          <table:table-cell table:style-name="ce18" office:value-type="float" office:value="416.5" calcext:value-type="float">
            <text:p>416.5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 or 10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31.27" calcext:value-type="float">
            <text:p>31.27</text:p>
          </table:table-cell>
          <table:table-cell table:style-name="ce18" office:value-type="float" office:value="523.23" calcext:value-type="float">
            <text:p>523.23</text:p>
          </table:table-cell>
          <table:table-cell table:style-name="ce18" table:number-columns-repeated="3"/>
          <table:table-cell table:style-name="ce18" office:value-type="string" calcext:value-type="string">
            <text:p>day = '7' or day = '8' or 9 or 11</text:p>
          </table:table-cell>
          <table:table-cell table:style-name="ce18" table:number-columns-repeated="19"/>
        </table:table-row>
        <table:table-row table:style-name="ro1">
          <table:table-cell table:style-name="ce18" office:value-type="float" office:value="49.91" calcext:value-type="float">
            <text:p>49.91</text:p>
          </table:table-cell>
          <table:table-cell table:style-name="ce18" office:value-type="float" office:value="618.93" calcext:value-type="float">
            <text:p>618.93</text:p>
          </table:table-cell>
          <table:table-cell table:style-name="ce18" table:number-columns-repeated="3"/>
          <table:table-cell table:style-name="ce18" office:value-type="string" calcext:value-type="string">
            <text:p>year = '2018' and month = '2' </text:p>
          </table:table-cell>
          <table:table-cell table:style-name="ce18" table:number-columns-repeated="19"/>
        </table:table-row>
      </table:table>
      <table:table table:name="spark-arrondi" table:style-name="ta1">
        <table:table-column table:style-name="co5" table:default-cell-style-name="ce18"/>
        <table:table-column table:style-name="co6" table:default-cell-style-name="ce18"/>
        <table:table-column table:style-name="co1" table:number-columns-repeated="6" table:default-cell-style-name="ce18"/>
        <table:table-column table:style-name="co9" table:number-columns-repeated="3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Ecart type</text:p>
          </table:table-cell>
          <table:table-cell table:style-name="ce20" office:value-type="string" calcext:value-type="string">
            <text:p>varianc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C2:.G2])" office:value-type="float" office:value="301" calcext:value-type="float">
            <text:p>301</text:p>
          </table:table-cell>
          <table:table-cell table:formula="of:=STDEV([.C2:.H2])" office:value-type="float" office:value="14.842506526864" calcext:value-type="float">
            <text:p>14.842506526864</text:p>
          </table:table-cell>
          <table:table-cell table:formula="of:=VAR([.C2:.H2])" office:value-type="float" office:value="220.3" calcext:value-type="float">
            <text:p>220.3</text:p>
          </table:table-cell>
          <table:table-cell table:formula="of:=MEDIAN([.C2:.G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C3:.G3])" office:value-type="float" office:value="645" calcext:value-type="float">
            <text:p>645</text:p>
          </table:table-cell>
          <table:table-cell table:formula="of:=STDEV([.C3:.G3])" office:value-type="float" office:value="50.2374362403178" calcext:value-type="float">
            <text:p>50.2374362403178</text:p>
          </table:table-cell>
          <table:table-cell table:formula="of:=VAR([.C3:.H3])" office:value-type="float" office:value="2019.1" calcext:value-type="float">
            <text:p>2019.1</text:p>
          </table:table-cell>
          <table:table-cell table:formula="of:=MEDIAN([.C3:.G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C4:.G4])" office:value-type="float" office:value="984" calcext:value-type="float">
            <text:p>984</text:p>
          </table:table-cell>
          <table:table-cell table:formula="of:=STDEV([.C4:.G4])" office:value-type="float" office:value="35.3694783676548" calcext:value-type="float">
            <text:p>35.3694783676548</text:p>
          </table:table-cell>
          <table:table-cell table:formula="of:=VAR([.C4:.H4])" office:value-type="float" office:value="1060.96666666667" calcext:value-type="float">
            <text:p>1060.96666666667</text:p>
          </table:table-cell>
          <table:table-cell table:formula="of:=MEDIAN([.C4:.G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C5:.G5])" office:value-type="float" office:value="1162" calcext:value-type="float">
            <text:p>1162</text:p>
          </table:table-cell>
          <table:table-cell table:formula="of:=STDEV([.C5:.G5])" office:value-type="float" office:value="73.724487112492" calcext:value-type="float">
            <text:p>73.724487112492</text:p>
          </table:table-cell>
          <table:table-cell table:formula="of:=VAR([.C5:.H5])" office:value-type="float" office:value="4404.66666666667" calcext:value-type="float">
            <text:p>4404.66666666667</text:p>
          </table:table-cell>
          <table:table-cell table:formula="of:=MEDIAN([.C5:.G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C6:.G6])" office:value-type="float" office:value="1228" calcext:value-type="float">
            <text:p>1228</text:p>
          </table:table-cell>
          <table:table-cell table:formula="of:=STDEV([.C6:.G6])" office:value-type="float" office:value="61.6303496663778" calcext:value-type="float">
            <text:p>61.6303496663778</text:p>
          </table:table-cell>
          <table:table-cell table:formula="of:=VAR([.C6:.H6])" office:value-type="float" office:value="3038.96666666667" calcext:value-type="float">
            <text:p>3038.96666666667</text:p>
          </table:table-cell>
          <table:table-cell table:formula="of:=MEDIAN([.C6:.G6])/60" office:value-type="float" office:value="20.4666666666667" calcext:value-type="float">
            <text:p>20.4666666666667</text:p>
          </table:table-cell>
          <table:table-cell table:number-columns-repeated="3"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table:number-columns-repeated="2"/>
          <table:table-cell table:style-name="ce20" office:value-type="string" calcext:value-type="string">
            <text:p>Médiane (min)</text:p>
          </table:table-cell>
          <table:table-cell table:style-name="ce2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C17:.G17])" office:value-type="float" office:value="274" calcext:value-type="float">
            <text:p>274</text:p>
          </table:table-cell>
          <table:table-cell table:number-columns-repeated="2"/>
          <table:table-cell table:formula="of:=MEDIAN([.C17:.G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C18:.G18])" office:value-type="float" office:value="711" calcext:value-type="float">
            <text:p>711</text:p>
          </table:table-cell>
          <table:table-cell table:number-columns-repeated="2"/>
          <table:table-cell table:formula="of:=MEDIAN([.C18:.G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C19:.G19])" office:value-type="float" office:value="1042" calcext:value-type="float">
            <text:p>1042</text:p>
          </table:table-cell>
          <table:table-cell table:number-columns-repeated="2"/>
          <table:table-cell table:formula="of:=MEDIAN([.C19:.G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07/02/2018 – 10/02/2018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C20:.G20])" office:value-type="float" office:value="1047.5" calcext:value-type="float">
            <text:p>1047.5</text:p>
          </table:table-cell>
          <table:table-cell table:number-columns-repeated="2"/>
          <table:table-cell table:formula="of:=MEDIAN([.C20:.G20])/60" office:value-type="float" office:value="17.4583333333333" calcext:value-type="float">
            <text:p>17.4583333333333</text:p>
          </table:table-cell>
          <table:table-cell table:number-columns-repeated="2"/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0"/>
        </table:table-row>
        <table:table-row table:style-name="ro4">
          <table:table-cell office:value-type="string" calcext:value-type="string">
            <text:p>07/02/2018 – 11/02/2018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C21:.G21])" office:value-type="float" office:value="1228" calcext:value-type="float">
            <text:p>1228</text:p>
          </table:table-cell>
          <table:table-cell table:number-columns-repeated="2"/>
          <table:table-cell table:formula="of:=MEDIAN([.C21:.G21])/60" office:value-type="float" office:value="20.4666666666667" calcext:value-type="float">
            <text:p>20.4666666666667</text:p>
          </table:table-cell>
          <table:table-cell table:number-columns-repeated="3"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4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-arrondi-pour rapport" table:style-name="ta1">
        <table:shapes>
          <draw:frame draw:z-index="0" draw:style-name="gr1" draw:text-style-name="P1" svg:width="159.99mm" svg:height="89.99mm" svg:x="39.24mm" svg:y="140.9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9.24mm" svg:y="140.98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default-cell-style-name="ce18"/>
        <table:table-column table:style-name="co1" table:number-columns-repeated="1018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ecart ty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arrondi taill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7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" calcext:value-type="float">
            <text:p>748.38</text:p>
          </table:table-cell>
          <table:table-cell office:value-type="float" office:value="742.52" calcext:value-type="float">
            <text:p>742.52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" calcext:value-type="float">
            <text:p>741.82</text:p>
          </table:table-cell>
          <table:table-cell table:formula="of:=MEDIAN([.C2:.G2])" office:value-type="float" office:value="746.25" calcext:value-type="float">
            <text:p>746.25</text:p>
          </table:table-cell>
          <table:table-cell table:style-name="ce30" table:formula="of:=STDEV([.C2:.G2])" office:value-type="float" office:value="3.52746651295232" calcext:value-type="float">
            <text:p>3.53</text:p>
          </table:table-cell>
          <table:table-cell table:style-name="ce30" table:formula="of:=VAR([.C2:.G2])" office:value-type="float" office:value="12.44302" calcext:value-type="float">
            <text:p>12.44</text:p>
          </table:table-cell>
          <table:table-cell table:style-name="ce6"/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7/02/2018 – 08/02/18 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1519.32" calcext:value-type="float">
            <text:p>1519.32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" calcext:value-type="float">
            <text:p>1505.33</text:p>
          </table:table-cell>
          <table:table-cell office:value-type="float" office:value="1511.92" calcext:value-type="float">
            <text:p>1511.92</text:p>
          </table:table-cell>
          <table:table-cell table:formula="of:=MEDIAN([.C3:.G3])" office:value-type="float" office:value="1519.32" calcext:value-type="float">
            <text:p>1519.32</text:p>
          </table:table-cell>
          <table:table-cell table:style-name="ce30" table:formula="of:=STDEV([.C3:.G3])" office:value-type="float" office:value="23.2887552265036" calcext:value-type="float">
            <text:p>23.29</text:p>
          </table:table-cell>
          <table:table-cell table:style-name="ce30" table:formula="of:=VAR([.C3:.G3])" office:value-type="float" office:value="542.36612" calcext:value-type="float">
            <text:p>542.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09/02/18 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" calcext:value-type="float">
            <text:p>2277.75</text:p>
          </table:table-cell>
          <table:table-cell office:value-type="float" office:value="2266.55" calcext:value-type="float">
            <text:p>2266.55</text:p>
          </table:table-cell>
          <table:table-cell office:value-type="float" office:value="2272.92" calcext:value-type="float">
            <text:p>2272.92</text:p>
          </table:table-cell>
          <table:table-cell office:value-type="float" office:value="2270.32" calcext:value-type="float">
            <text:p>2270.32</text:p>
          </table:table-cell>
          <table:table-cell table:formula="of:=MEDIAN([.C4:.G4])" office:value-type="float" office:value="2272.92" calcext:value-type="float">
            <text:p>2272.92</text:p>
          </table:table-cell>
          <table:table-cell table:style-name="ce30" table:formula="of:=STDEV([.C4:.G4])" office:value-type="float" office:value="8.46997225497211" calcext:value-type="float">
            <text:p>8.47</text:p>
          </table:table-cell>
          <table:table-cell table:style-name="ce30" table:formula="of:=VAR([.C4:.G4])" office:value-type="float" office:value="71.7404299999973" calcext:value-type="float">
            <text:p>71.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- 10/02/18 </text:p>
          </table:table-cell>
          <table:table-cell office:value-type="float" office:value="4113776434" calcext:value-type="float">
            <text:p>4113776434</text:p>
          </table:table-cell>
          <table:table-cell office:value-type="float" office:value="3056.69" calcext:value-type="float">
            <text:p>3056.69</text:p>
          </table:table-cell>
          <table:table-cell office:value-type="float" office:value="3075.97" calcext:value-type="float">
            <text:p>3075.97</text:p>
          </table:table-cell>
          <table:table-cell office:value-type="float" office:value="3127.8" calcext:value-type="float">
            <text:p>3127.8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059.59" calcext:value-type="float">
            <text:p>3059.59</text:p>
          </table:table-cell>
          <table:table-cell table:formula="of:=MEDIAN([.C5:.G5])" office:value-type="float" office:value="3059.59" calcext:value-type="float">
            <text:p>3059.59</text:p>
          </table:table-cell>
          <table:table-cell table:style-name="ce30" table:formula="of:=STDEV([.C5:.G5])" office:value-type="float" office:value="32.3137545017599" calcext:value-type="float">
            <text:p>32.31</text:p>
          </table:table-cell>
          <table:table-cell table:style-name="ce30" table:formula="of:=VAR([.C5:.G5])" office:value-type="float" office:value="1044.17873000001" calcext:value-type="float">
            <text:p>1,044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1/02/18 </text:p>
          </table:table-cell>
          <table:table-cell office:value-type="float" office:value="5143831662" calcext:value-type="float">
            <text:p>5143831662</text:p>
          </table:table-cell>
          <table:table-cell office:value-type="float" office:value="3831.58" calcext:value-type="float">
            <text:p>3831.58</text:p>
          </table:table-cell>
          <table:table-cell office:value-type="float" office:value="3198.83" calcext:value-type="float">
            <text:p>3198.83</text:p>
          </table:table-cell>
          <table:table-cell office:value-type="float" office:value="3229.39" calcext:value-type="float">
            <text:p>3229.39</text:p>
          </table:table-cell>
          <table:table-cell office:value-type="float" office:value="3212.36" calcext:value-type="float">
            <text:p>3212.36</text:p>
          </table:table-cell>
          <table:table-cell office:value-type="float" office:value="3300.38" calcext:value-type="float">
            <text:p>3300.38</text:p>
          </table:table-cell>
          <table:table-cell table:formula="of:=MEDIAN([.C6:.G6])" office:value-type="float" office:value="3229.39" calcext:value-type="float">
            <text:p>3229.39</text:p>
          </table:table-cell>
          <table:table-cell table:style-name="ce30" table:formula="of:=STDEV([.C6:.G6])" office:value-type="float" office:value="269.547649349795" calcext:value-type="float">
            <text:p>269.55</text:p>
          </table:table-cell>
          <table:table-cell table:style-name="ce30" table:formula="of:=VAR([.C6:.G6])" office:value-type="float" office:value="72655.93527" calcext:value-type="float">
            <text:p>72,655.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7/02/2018 – 12/02/18 </text:p>
          </table:table-cell>
          <table:table-cell office:value-type="float" office:value="6176159820" calcext:value-type="float">
            <text:p>6176159820</text:p>
          </table:table-cell>
          <table:table-cell office:value-type="float" office:value="4696.27" calcext:value-type="float">
            <text:p>4696.27</text:p>
          </table:table-cell>
          <table:table-cell office:value-type="float" office:value="4684.97" calcext:value-type="float">
            <text:p>4684.97</text:p>
          </table:table-cell>
          <table:table-cell table:number-columns-repeated="2" office:value-type="float" office:value="4709.83" calcext:value-type="float">
            <text:p>4709.83</text:p>
          </table:table-cell>
          <table:table-cell office:value-type="float" office:value="4686.39" calcext:value-type="float">
            <text:p>4686.39</text:p>
          </table:table-cell>
          <table:table-cell table:formula="of:=MEDIAN([.C7:.G7])" office:value-type="float" office:value="4696.27" calcext:value-type="float">
            <text:p>4696.27</text:p>
          </table:table-cell>
          <table:table-cell table:style-name="ce30" table:formula="of:=STDEV([.C7:.G7])" office:value-type="float" office:value="12.1036655604819" calcext:value-type="float">
            <text:p>12.10</text:p>
          </table:table-cell>
          <table:table-cell table:style-name="ce30" table:formula="of:=VAR([.C7:.G7])" office:value-type="float" office:value="146.498719999995" calcext:value-type="float">
            <text:p>146.5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30" table:number-columns-repeated="2"/>
          <table:table-cell table:number-columns-repeated="1009"/>
        </table:table-row>
        <table:table-row table:style-name="ro1" table:number-rows-repeated="6">
          <table:table-cell table:number-columns-repeated="1019"/>
        </table:table-row>
        <table:table-row table:style-name="ro1">
          <table:table-cell table:style-name="ce19"/>
          <table:table-cell table:style-name="ce7"/>
          <table:table-cell table:number-columns-repeated="1017"/>
        </table:table-row>
        <table:table-row table:style-name="ro1" table:number-rows-repeated="104856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1:36:24.020336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6-01T12:49:33.656393868</dc:date>
    <meta:editing-duration>P3DT10H28M14S</meta:editing-duration>
    <meta:editing-cycles>50</meta:editing-cycles>
    <meta:document-statistic meta:table-count="13" meta:cell-count="81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table:cell-range-address="mongodb.B2:mongodb.B7 mongodb.J2:mongodb.J7" chart:data-source-has-labels="row" svg:x="1.331cm" svg:y="1.275cm" svg:width="11.345cm" svg:height="6.564cm">
          <chartooo:coordinate-region svg:x="2.323cm" svg:y="1.474cm" svg:width="9.61cm" svg:height="5.718cm"/>
          <chart:axis chart:dimension="x" chart:name="primary-x" chart:style-name="ch5">
            <chart:title svg:x="5.08cm" svg:y="8.019cm" chart:style-name="ch6">
              <text:p>Taille de données (octets)</text:p>
            </chart:title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mongodb.J2:mongodb.J7" loext:label-string="temps_median" chart:class="chart:scatter">
            <chart:domain table:cell-range-address="mongodb.B2:mongodb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  <draw:g>
                  <svg:desc>mongodb.B2:mongodb.B7</svg:desc>
                </draw:g>
              </table:table-cell>
              <table:table-cell office:value-type="float" office:value="746.25">
                <text:p>746.25</text:p>
                <draw:g>
                  <svg:desc>mongodb.J2:mongod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'athena-time-toget-results'.A16:'athena-time-toget-results'.B21" svg:x="0.32cm" svg:y="0.18cm" svg:width="13.097cm" svg:height="8.64cm">
          <chartooo:coordinate-region svg:x="0.941cm" svg:y="0.379cm" svg:width="12.1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thena-time-toget-results'.A16:'athena-time-toget-results'.A21" chart:class="chart:scatter">
            <chart:domain table:cell-range-address="'athena-time-toget-results'.B16:'athena-time-toget-results'.B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.81">
                <text:p>96.81</text:p>
                <draw:g>
                  <svg:desc>'athena-time-toget-results'.B16:'athena-time-toget-results'.B21</svg:desc>
                </draw:g>
              </table:table-cell>
              <table:table-cell office:value-type="float" office:value="29.38">
                <text:p>29.38</text:p>
                <draw:g>
                  <svg:desc>'athena-time-toget-results'.A16:'athena-time-toget-results'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.2">
                <text:p>203.2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78">
                <text:p>309.78</text:p>
              </table:table-cell>
              <table:table-cell office:value-type="float" office:value="31.43">
                <text:p>3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.5">
                <text:p>416.5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3.23">
                <text:p>523.23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.93">
                <text:p>618.93</text:p>
              </table:table-cell>
              <table:table-cell office:value-type="float" office:value="49.91">
                <text:p>49.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chart:data-source-has-labels="both" svg:x="1.331cm" svg:y="1.275cm" svg:width="11.345cm" svg:height="6.564cm">
          <chartooo:coordinate-region svg:x="2.323cm" svg:y="1.474cm" svg:width="9.61cm" svg:height="5.718cm"/>
          <chart:axis chart:dimension="x" chart:name="primary-x" chart:style-name="ch5" chartooo:axis-type="auto">
            <chart:title svg:x="5.08cm" svg:y="8.019cm" chart:style-name="ch6">
              <text:p>Taille de données (octets)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</table:table-cell>
              <table:table-cell office:value-type="float" office:value="746.25">
                <text:p>746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La médiane des  temps d'exécution en utilisant MongoDB</text:p>
        </chart:title>
        <chart:legend chart:legend-position="end" svg:x="12.996cm" svg:y="4.201cm" style:legend-expansion="high" chart:style-name="ch3"/>
        <chart:plot-area chart:style-name="ch4" chart:data-source-has-labels="both" svg:x="1.331cm" svg:y="1.275cm" svg:width="11.345cm" svg:height="6.564cm">
          <chartooo:coordinate-region svg:x="2.323cm" svg:y="1.474cm" svg:width="9.61cm" svg:height="5.718cm"/>
          <chart:axis chart:dimension="x" chart:name="primary-x" chart:style-name="ch5" chartooo:axis-type="auto">
            <chart:title svg:x="5.08cm" svg:y="8.019cm" chart:style-name="ch6">
              <text:p>Taille de données (octets)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81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</table:table-cell>
              <table:table-cell office:value-type="float" office:value="746.25">
                <text:p>746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1519.33">
                <text:p>151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2272.92">
                <text:p>227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3059.59">
                <text:p>305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3229.4">
                <text:p>32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6159820">
                <text:p>6176159820</text:p>
              </table:table-cell>
              <table:table-cell office:value-type="float" office:value="4696.27">
                <text:p>4696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38cm" svg:height="10.463cm" xlink:href=".." xlink:type="simple" chart:class="chart:scatter" chart:style-name="ch1">
        <chart:title svg:x="2.029cm" svg:y="0.345cm" chart:style-name="ch2">
          <text:p>Temps d'exécution en fonction  de la taille des traceroutes analysés</text:p>
        </chart:title>
        <chart:legend chart:legend-position="end" svg:x="14.634cm" svg:y="4.932cm" style:legend-expansion="high" chart:style-name="ch3"/>
        <chart:plot-area chart:style-name="ch4" table:cell-range-address="'aws-athena'.J3:'aws-athena'.J7 'aws-athena'.H3:'aws-athena'.H7" chart:data-source-has-labels="row" svg:x="1.363cm" svg:y="1.333cm" svg:width="12.919cm" svg:height="7.94cm">
          <chartooo:coordinate-region svg:x="2.937cm" svg:y="1.532cm" svg:width="10.417cm" svg:height="7.094cm"/>
          <chart:axis chart:dimension="x" chart:name="primary-x" chart:style-name="ch5">
            <chart:title svg:x="5.899cm" svg:y="9.482cm" chart:style-name="ch6">
              <text:p>Taille de données (octets)</text:p>
            </chart:title>
          </chart:axis>
          <chart:axis chart:dimension="y" chart:name="primary-y" chart:style-name="ch7">
            <chart:title svg:x="0.451cm" svg:y="7.556cm" chart:style-name="ch8">
              <text:p>Temps d'exécution (secondes)</text:p>
            </chart:title>
            <chart:grid chart:style-name="ch9" chart:class="major"/>
          </chart:axis>
          <chart:series chart:style-name="ch10" chart:values-cell-range-address="'aws-athena'.H3:'aws-athena'.H7" loext:label-string="temps_median" chart:class="chart:scatter">
            <chart:domain table:cell-range-address="'aws-athena'.J3:'aws-athena'.J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emps_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343572">
                <text:p>1028343572</text:p>
                <draw:g>
                  <svg:desc>'aws-athena'.J3:'aws-athena'.J7</svg:desc>
                </draw:g>
              </table:table-cell>
              <table:table-cell office:value-type="float" office:value="1832.22063151">
                <text:p>1832.22063151</text:p>
                <draw:g>
                  <svg:desc>'aws-athena'.H3:'aws-athena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5167238">
                <text:p>2055167238</text:p>
              </table:table-cell>
              <table:table-cell office:value-type="float" office:value="3577.879869105">
                <text:p>3577.879869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3779157">
                <text:p>3083779157</text:p>
              </table:table-cell>
              <table:table-cell office:value-type="float" office:value="5350.293474945">
                <text:p>5350.293474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3776434">
                <text:p>4113776434</text:p>
              </table:table-cell>
              <table:table-cell office:value-type="float" office:value="7443.84">
                <text:p>7443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3831662">
                <text:p>5143831662</text:p>
              </table:table-cell>
              <table:table-cell office:value-type="float" office:value="9115.2141405">
                <text:p>9115.21414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